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7" style:family="paragraph" style:parent-style-name="Preformatted_20_Text">
      <style:paragraph-properties fo:margin-left="0cm" fo:margin-right="0.3cm" fo:margin-top="0cm" fo:margin-bottom="0.055cm" loext:contextual-spacing="false" fo:line-height="0.499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fo:font-size="12pt" fo:letter-spacing="normal" fo:font-style="normal" fo:font-weight="normal" officeooo:paragraph-rsid="003683eb" style:font-size-asian="12pt" style:font-size-complex="12pt"/>
    </style:style>
    <style:style style:name="P8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9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307227" officeooo:paragraph-rsid="0030722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1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376696" officeooo:paragraph-rsid="00376696" style:font-name-asian="Times New Roman1" style:font-size-asian="13pt" style:font-name-complex="Times New Roman1" style:font-size-complex="13pt"/>
    </style:style>
    <style:style style:name="P1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rsid="0034e2a9" officeooo:paragraph-rsid="0034e2a9" style:font-size-asian="13pt" style:font-weight-asian="bold" style:font-size-complex="13pt" style:font-weight-complex="bold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319163" officeooo:paragraph-rsid="00319163" style:font-size-asian="13pt" style:font-size-complex="13pt"/>
    </style:style>
    <style:style style:name="P1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1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bold" officeooo:rsid="0021db71" officeooo:paragraph-rsid="000a4713" style:font-size-asian="13pt" style:font-weight-asian="bold" style:font-size-complex="13pt" style:font-weight-complex="bold"/>
    </style:style>
    <style:style style:name="P1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officeooo:paragraph-rsid="000a4713"/>
    </style:style>
    <style:style style:name="P19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0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1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2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3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8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9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0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1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2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33" style:family="paragraph" style:parent-style-name="Contents_20_1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35" style:family="paragraph" style:parent-style-name="Preformatted_20_Text">
      <style:paragraph-properties fo:line-height="0.499cm"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36" style:family="paragraph" style:parent-style-name="Preformatted_20_Text">
      <style:paragraph-properties fo:line-height="0.499cm" fo:orphans="2" fo:widows="2"/>
      <style:text-properties fo:font-variant="normal" fo:text-transform="none" fo:color="#000000" fo:font-size="12pt" fo:letter-spacing="normal" fo:font-style="normal" fo:font-weight="normal" officeooo:rsid="003683eb" officeooo:paragraph-rsid="003683eb" style:font-size-asian="12pt" style:font-size-complex="12pt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12pt" fo:letter-spacing="normal" fo:font-style="normal" fo:font-weight="normal" officeooo:paragraph-rsid="002e9092" style:font-size-asian="12pt" style:font-size-complex="12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12pt" fo:letter-spacing="normal" fo:font-style="normal" fo:font-weight="normal" officeooo:paragraph-rsid="00231844" style:font-size-asian="12pt" style:font-size-complex="12pt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12pt" fo:letter-spacing="normal" fo:font-style="normal" fo:font-weight="normal" officeooo:paragraph-rsid="0023746a" style:font-size-asian="12pt" style:font-size-complex="12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12pt" fo:letter-spacing="normal" style:font-size-asian="12pt" style:font-size-complex="12pt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800080" style:font-name="Liberation Mono1" fo:font-size="12pt" fo:letter-spacing="normal" fo:font-style="normal" fo:font-weight="normal" style:font-size-asian="12pt" style:font-size-complex="12pt"/>
    </style:style>
    <style:style style:name="P42" style:family="paragraph" style:parent-style-name="Preformatted_20_Text">
      <style:paragraph-properties fo:orphans="2" fo:widows="2"/>
      <style:text-properties style:font-name="Liberation Mono1" fo:font-size="12pt" style:font-size-asian="12pt" style:font-size-complex="12pt"/>
    </style:style>
    <style:style style:name="P43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4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5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6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Heading_20_1">
      <style:text-properties officeooo:paragraph-rsid="0023746a"/>
    </style:style>
    <style:style style:name="P48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50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officeooo:paragraph-rsid="00231844" fo:hyphenate="false" fo:hyphenation-remain-char-count="2" fo:hyphenation-push-char-count="2"/>
    </style:style>
    <style:style style:name="P51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3683eb" officeooo:paragraph-rsid="00231844" style:font-name-asian="Times New Roman1" style:font-size-asian="13pt" style:font-weight-asian="normal" style:font-name-complex="Times New Roman1" style:font-size-complex="13pt" style:font-weight-complex="normal" fo:hyphenate="false" fo:hyphenation-remain-char-count="2" fo:hyphenation-push-char-count="2"/>
    </style:style>
    <style:style style:name="P52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53" style:family="paragraph" style:parent-style-name="Preformatted_20_Text">
      <style:paragraph-properties fo:margin-top="0cm" fo:margin-bottom="0.499cm" loext:contextual-spacing="false" fo:line-height="0.499cm"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5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Liberation Mono1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6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7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58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59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officeooo:paragraph-rsid="0034e2a9"/>
    </style:style>
    <style:style style:name="P60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6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Liberation Mono1" fo:font-size="12pt" fo:letter-spacing="normal" fo:font-style="normal" fo:font-weight="normal" style:font-size-asian="12pt" style:font-size-complex="12p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weight="normal" officeooo:rsid="003683eb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376696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3pt" officeooo:rsid="000a4713" style:font-size-asian="13pt" style:font-size-complex="13pt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style:font-name-asian="Times New Roman1" style:font-name-complex="Times New Roman1"/>
    </style:style>
    <style:style style:name="T15" style:family="text">
      <style:text-properties fo:language="en" fo:country="US" officeooo:rsid="000c8430" style:font-name-asian="Times New Roman1" style:font-name-complex="Times New Roman1"/>
    </style:style>
    <style:style style:name="T16" style:family="text">
      <style:text-properties fo:language="en" fo:country="US" officeooo:rsid="003683eb" style:font-name-asian="Times New Roman1" style:font-name-complex="Times New Roman1"/>
    </style:style>
    <style:style style:name="T17" style:family="text">
      <style:text-properties fo:language="en" fo:country="US" officeooo:rsid="0039d853" style:font-name-asian="Times New Roman1" style:font-name-complex="Times New Roman1"/>
    </style:style>
    <style:style style:name="T18" style:family="text">
      <style:text-properties fo:language="en" fo:country="US" officeooo:rsid="003a4649" style:font-name-asian="Times New Roman1" style:font-name-complex="Times New Roman1"/>
    </style:style>
    <style:style style:name="T19" style:family="text">
      <style:text-properties fo:language="en" fo:country="US" officeooo:rsid="003aaf4d" style:font-name-asian="Times New Roman1" style:font-name-complex="Times New Roman1"/>
    </style:style>
    <style:style style:name="T20" style:family="text">
      <style:text-properties fo:color="#406080" fo:language="en" fo:country="US" style:font-name-asian="Times New Roman1" style:font-name-complex="Times New Roman1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officeooo:rsid="00376696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d85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style:font-name-asian="Times New Roman1" style:font-size-asian="13pt" style:font-weight-asian="normal" style:font-name-complex="Times New Roman1" style:font-size-complex="13pt" style:font-weight-complex="normal"/>
    </style:style>
    <style:style style:name="T26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3683eb" style:font-name-asian="Times New Roman1" style:font-size-asian="13pt" style:font-weight-asian="normal" style:font-name-complex="Times New Roman1" style:font-size-complex="13pt" style:font-weight-complex="normal"/>
    </style:style>
    <style:style style:name="T27" style:family="text">
      <style:text-properties fo:font-variant="normal" fo:text-transform="none" fo:color="#000000" style:font-name="Times New Roman" fo:font-size="13pt" fo:letter-spacing="normal" fo:font-style="normal" fo:font-weight="normal" officeooo:rsid="003683eb" style:font-size-asian="13pt" style:font-size-complex="13pt"/>
    </style:style>
    <style:style style:name="T28" style:family="text">
      <style:text-properties fo:font-variant="normal" fo:text-transform="none" fo:color="#000000" style:font-name="Times New Roman" fo:font-size="13pt" fo:letter-spacing="normal" fo:font-style="normal" fo:font-weight="normal" officeooo:rsid="0021db71" style:font-size-asian="13pt" style:font-size-complex="13pt"/>
    </style:style>
    <style:style style:name="T29" style:family="text">
      <style:text-properties fo:font-variant="normal" fo:text-transform="none" fo:color="#603000" fo:letter-spacing="normal" fo:font-style="normal" fo:font-weight="normal"/>
    </style:style>
    <style:style style:name="T30" style:family="text">
      <style:text-properties fo:font-variant="normal" fo:text-transform="none" fo:color="#808030" fo:letter-spacing="normal" fo:font-style="normal" fo:font-weight="normal"/>
    </style:style>
    <style:style style:name="T31" style:family="text">
      <style:text-properties fo:font-variant="normal" fo:text-transform="none" fo:color="#800000" fo:letter-spacing="normal" fo:font-style="normal" fo:font-weight="normal"/>
    </style:style>
    <style:style style:name="T32" style:family="text">
      <style:text-properties fo:font-variant="normal" fo:text-transform="none" fo:color="#800000" fo:letter-spacing="normal" fo:font-style="normal" fo:font-weight="bold"/>
    </style:style>
    <style:style style:name="T33" style:family="text">
      <style:text-properties fo:font-variant="normal" fo:text-transform="none" fo:color="#800080" fo:letter-spacing="normal" fo:font-style="normal" fo:font-weight="normal"/>
    </style:style>
    <style:style style:name="T34" style:family="text">
      <style:text-properties fo:font-variant="normal" fo:text-transform="none" fo:color="#0000e6" fo:letter-spacing="normal" fo:font-style="normal" fo:font-weight="normal"/>
    </style:style>
    <style:style style:name="T35" style:family="text">
      <style:text-properties fo:font-variant="normal" fo:text-transform="none" fo:color="#008c00" fo:letter-spacing="normal" fo:font-style="normal" fo:font-weight="normal"/>
    </style:style>
    <style:style style:name="T36" style:family="text">
      <style:text-properties fo:font-style="normal" fo:font-weight="normal"/>
    </style:style>
    <style:style style:name="T37" style:family="text">
      <style:text-properties officeooo:rsid="002cc9b3"/>
    </style:style>
    <style:style style:name="T38" style:family="text">
      <style:text-properties fo:color="#800000"/>
    </style:style>
    <style:style style:name="T39" style:family="text">
      <style:text-properties fo:color="#800000" fo:font-weight="bold"/>
    </style:style>
    <style:style style:name="T40" style:family="text">
      <style:text-properties fo:color="#800000" fo:font-style="normal" fo:font-weight="bold"/>
    </style:style>
    <style:style style:name="T41" style:family="text">
      <style:text-properties fo:color="#800000" fo:font-style="normal" fo:font-weight="normal"/>
    </style:style>
    <style:style style:name="T42" style:family="text">
      <style:text-properties fo:color="#800000" style:font-name="Liberation Mono1" fo:language="en" fo:country="US" style:font-weight-asian="normal" style:font-weight-complex="normal"/>
    </style:style>
    <style:style style:name="T43" style:family="text">
      <style:text-properties fo:color="#808030"/>
    </style:style>
    <style:style style:name="T44" style:family="text">
      <style:text-properties fo:color="#808030" fo:font-style="normal" fo:font-weight="normal"/>
    </style:style>
    <style:style style:name="T45" style:family="text">
      <style:text-properties fo:color="#800080"/>
    </style:style>
    <style:style style:name="T46" style:family="text">
      <style:text-properties fo:color="#800080" fo:font-style="normal" fo:font-weight="normal"/>
    </style:style>
    <style:style style:name="T47" style:family="text">
      <style:text-properties fo:color="#603000" fo:font-style="normal" fo:font-weight="normal"/>
    </style:style>
    <style:style style:name="T48" style:family="text">
      <style:text-properties fo:color="#008c00" fo:font-style="normal" fo:font-weight="normal"/>
    </style:style>
    <style:style style:name="T49" style:family="text">
      <style:text-properties fo:color="#007997" fo:font-style="normal" fo:font-weight="normal"/>
    </style:style>
    <style:style style:name="T50" style:family="text">
      <style:text-properties fo:color="#0000e6" fo:font-style="normal" fo:font-weight="normal"/>
    </style:style>
    <style:style style:name="T51" style:family="text">
      <style:text-properties fo:color="#0f69ff" fo:font-style="normal" fo:font-weight="normal"/>
    </style:style>
    <style:style style:name="T52" style:family="text">
      <style:text-properties officeooo:rsid="0031eddc"/>
    </style:style>
    <style:style style:name="T53" style:family="text">
      <style:text-properties officeooo:rsid="0034e2a9"/>
    </style:style>
    <style:style style:name="T54" style:family="text">
      <style:text-properties style:font-size-asian="13pt" style:font-size-complex="13pt"/>
    </style:style>
    <style:style style:name="T55" style:family="text">
      <style:text-properties officeooo:rsid="0034e2a9" style:font-size-asian="13pt" style:font-size-complex="13pt"/>
    </style:style>
    <style:style style:name="T56" style:family="text">
      <style:text-properties fo:color="#004a43"/>
    </style:style>
    <style:style style:name="T57" style:family="text">
      <style:text-properties fo:color="#004a43" style:font-name="Liberation Mono1" fo:language="en" fo:country="US" style:font-weight-asian="normal" style:font-weight-complex="normal"/>
    </style:style>
    <style:style style:name="T58" style:family="text">
      <style:text-properties fo:color="#40015a"/>
    </style:style>
    <style:style style:name="T59" style:family="text">
      <style:text-properties fo:color="#40015a" style:font-name="Liberation Mono1" fo:language="en" fo:country="US" style:font-weight-asian="normal" style:font-weight-complex="normal"/>
    </style:style>
    <style:style style:name="T60" style:family="text">
      <style:text-properties officeooo:rsid="0038fe1d"/>
    </style:style>
    <style:style style:name="T61" style:family="text">
      <style:text-properties fo:color="#400000"/>
    </style:style>
    <style:style style:name="T62" style:family="text">
      <style:text-properties officeooo:rsid="003aaf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6808113916792035" text:style-name="WWNum1">
        <text:list-item>
          <text:list>
            <text:list-item>
              <text:h text:style-name="P57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43">САНКТ-ПЕТЕРБУРГСКИЙ ГОСУДАРСТВЕННЫЙ</text:p>
      <text:p text:style-name="P44">ЭЛЕКТРОТЕХНИЧЕСКИЙ УНИВЕРСИТЕТ</text:p>
      <text:p text:style-name="P45">«ЛЭТИ» ИМ. В.И. УЛЬЯНОВА (ЛЕНИНА)</text:p>
      <text:p text:style-name="P21">Кафедра МОЭВМ</text:p>
      <text:p text:style-name="P22"><text:s/></text:p>
      <text:p text:style-name="P26"><text:s/></text:p>
      <text:p text:style-name="P23"><text:s/></text:p>
      <text:p text:style-name="P24"><text:s/></text:p>
      <text:list xml:id="list150230121990980" text:continue-numbering="true" text:style-name="WWNum1">
        <text:list-item>
          <text:list>
            <text:list-item>
              <text:h text:style-name="P58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20"><text:span text:style-name="T1">по лабораторной работе</text:span><text:span text:style-name="T3"> </text:span>№<text:span text:style-name="T53">3</text:span><text:span text:style-name="T1"> по дисциплине «Программирование»</text:span></text:p>
      <text:list xml:id="list150231212854218" text:continue-numbering="true" text:style-name="WWNum1">
        <text:list-item>
          <text:list>
            <text:list-item>
              <text:h text:style-name="P59" text:outline-level="2"><text:bookmark-start text:name="_Toc495122335"/><text:bookmark-start text:name="__RefHeading___Toc2043_692322312"/><text:span text:style-name="T54">ТЕМА:</text:span><text:bookmark-end text:name="_Toc495122335"/><text:span text:style-name="T54"> </text:span><text:span text:style-name="T55">Обход файловой системы</text:span><text:bookmark-end text:name="__RefHeading___Toc2043_692322312"/></text:h>
            </text:list-item>
            <text:list-item>
              <text:h text:style-name="P60" text:outline-level="2"/>
            </text:list-item>
          </text:list>
        </text:list-item>
      </text:list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37">7</text:span>30<text:span text:style-name="T37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7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28"><text:s/></text:p>
          </table:table-cell>
          <table:table-cell table:style-name="Таблица1.A2" office:value-type="string">
            <text:p text:style-name="P29">Берленко Т.А.</text:p>
          </table:table-cell>
        </table:table-row>
      </table:table>
      <text:p text:style-name="P23"/>
      <text:p text:style-name="P23"/>
      <text:p text:style-name="P30">Санкт-Петербург</text:p>
      <text:p text:style-name="P31">201<text:span text:style-name="T53">8</text:span></text:p>
      <text:p text:style-name="P32"/>
      <text:p text:style-name="P32"><text:soft-page-break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1709_692322312" text:style-name="Index_20_Link" text:visited-style-name="Index_20_Link">Цель работы<text:tab/>3</text:a></text:p>
          <text:p text:style-name="P33"><text:a xlink:type="simple" xlink:href="#__RefHeading___Toc1711_692322312" text:style-name="Index_20_Link" text:visited-style-name="Index_20_Link">Ход работы<text:tab/>4</text:a></text:p>
          <text:p text:style-name="P33"><text:a xlink:type="simple" xlink:href="#__RefHeading___Toc1715_692322312" text:style-name="Index_20_Link" text:visited-style-name="Index_20_Link"><text:s text:c="2"/>Директивы препроцессора<text:tab/>4</text:a></text:p>
          <text:p text:style-name="P33"><text:a xlink:type="simple" xlink:href="#__RefHeading___Toc1717_692322312" text:style-name="Index_20_Link" text:visited-style-name="Index_20_Link"><text:s text:c="2"/>Определение структуры<text:tab/>4</text:a></text:p>
          <text:p text:style-name="P33"><text:s text:c="2"/><text:a xlink:type="simple" xlink:href="#__RefHeading___Toc1719_692322312" text:style-name="Index_20_Link" text:visited-style-name="Index_20_Link">createMusicalComposition</text:a><text:a xlink:type="simple" xlink:href="#__RefHeading___Toc1719_692322312" text:style-name="Index_20_Link" text:visited-style-name="Index_20_Link"><text:tab/>5</text:a></text:p>
          <text:p text:style-name="P33"><text:s text:c="2"/><text:a xlink:type="simple" xlink:href="#__RefHeading___Toc1721_692322312" text:style-name="Index_20_Link" text:visited-style-name="Index_20_Link">createMusicalCompositionList</text:a><text:a xlink:type="simple" xlink:href="#__RefHeading___Toc1721_692322312" text:style-name="Index_20_Link" text:visited-style-name="Index_20_Link"><text:tab/>5</text:a></text:p>
          <text:p text:style-name="P33"><text:a xlink:type="simple" xlink:href="#__RefHeading___Toc1723_692322312" text:style-name="Index_20_Link" text:visited-style-name="Index_20_Link"><text:s text:c="2"/>push<text:tab/>6</text:a></text:p>
          <text:p text:style-name="P33"><text:s text:c="2"/><text:a xlink:type="simple" xlink:href="#__RefHeading___Toc1725_692322312" text:style-name="Index_20_Link" text:visited-style-name="Index_20_Link">removeEl<text:tab/>6</text:a></text:p>
          <text:p text:style-name="P33"><text:a xlink:type="simple" xlink:href="#__RefHeading___Toc1727_692322312" text:style-name="Index_20_Link" text:visited-style-name="Index_20_Link"><text:s text:c="2"/>count<text:tab/>7</text:a></text:p>
          <text:p text:style-name="P33"><text:s text:c="2"/><text:a xlink:type="simple" xlink:href="#__RefHeading___Toc2045_692322312" text:style-name="Index_20_Link" text:visited-style-name="Index_20_Link">print_names<text:tab/>7</text:a></text:p>
          <text:p text:style-name="P33"><text:a xlink:type="simple" xlink:href="#__RefHeading___Toc1731_692322312" text:style-name="Index_20_Link" text:visited-style-name="Index_20_Link">Вывод<text:tab/>8</text:a></text:p>
        </text:index-body>
      </text:table-of-content>
      <text:p text:style-name="P52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><text:soft-page-break/></text:p>
      <text:h text:style-name="P46" text:outline-level="1"><text:bookmark-start text:name="__RefHeading___Toc1709_692322312"/><text:bookmark-start text:name="_Toc495122336"/>Цель работы<text:bookmark-end text:name="__RefHeading___Toc1709_692322312"/><text:bookmark-end text:name="_Toc495122336"/></text:h>
      <text:p text:style-name="P13"/>
      <text:p text:style-name="P19"><text:span text:style-name="Source_20_Text"><text:span text:style-name="T4">Задана иерархия папок и файлов по следующим правилам:</text:span></text:span></text:p>
      <text:list xml:id="list4502815965180340460" text:style-name="L1">
        <text:list-item>
          <text:p text:style-name="P55">название папок может быть только "add" или "mul"</text:p>
        </text:list-item>
        <text:list-item>
          <text:p text:style-name="P55">В папках могут находиться другие вложенные папки и/или текстовые файлы</text:p>
        </text:list-item>
        <text:list-item>
          <text:p text:style-name="P55">Текстовые файлы имеют произвольное имя с расширением .txt</text:p>
        </text:list-item>
        <text:list-item>
          <text:p text:style-name="P55">Содержимое текстовых файлов представляет собой строку, в которой через пробел записано некоторое количество целых чисел</text:p>
        </text:list-item>
      </text:list>
      <text:p text:style-name="P5"><text:tab/>Требуется написать программу, которая, запускается в корневой директории, содержащей одну папку с именем "add" или "mul" и вычисляет и выводит на экран результат выражения состоящего из чисел в поддиректориях по следующим правилам:</text:p>
      <text:list xml:id="list4878780929332675818" text:style-name="L2">
        <text:list-item>
          <text:p text:style-name="P56">Если в папке находится один или несколько текстовых файлов, то математическая операция определяемая названием папки (add = сложение, mul = умножение) применяется ко всем числам всех файлов в этой папке</text:p>
        </text:list-item>
        <text:list-item>
          <text:p text:style-name="P56">Если в папке находится еще одна или несколько папок, то сначала вычисляются значения выражений, определяемые ими, а после используются уже эти значения</text:p>
        </text:list-item>
      </text:list>
      <text:p text:style-name="P19"><text:span text:style-name="Source_20_Text"><text:span text:style-name="T6"/></text:span></text:p>
      <text:h text:style-name="Heading_20_1" text:outline-level="1"><text:bookmark-start text:name="__RefHeading___Toc1711_692322312"/><text:bookmark-start text:name="_Toc495122337"/><text:span text:style-name="Source_20_Text"><text:span text:style-name="T5">Ход</text:span></text:span><text:span text:style-name="Source_20_Text"><text:span text:style-name="T7"> </text:span></text:span><text:span text:style-name="Source_20_Text"><text:span text:style-name="T5">работы</text:span></text:span><text:bookmark-end text:name="__RefHeading___Toc1711_692322312"/><text:bookmark-end text:name="_Toc495122337"/></text:h>
      <text:h text:style-name="Heading_20_1" text:outline-level="1"><text:bookmark-start text:name="__RefHeading___Toc1715_692322312"/><text:span text:style-name="T13"><text:s/>· </text:span><text:span text:style-name="T8">Директивы препроцессор</text:span><text:span text:style-name="T9">а</text:span><text:bookmark-end text:name="__RefHeading___Toc1715_692322312"/></text:h>
      <text:p text:style-name="P14"><draw:line text:anchor-type="paragraph" draw:z-index="0" draw:name="Фигура1" draw:style-name="gr1" draw:text-style-name="P62" svg:x1="-2.328cm" svg:y1="0.407cm" svg:x2="19.475cm" svg:y2="0.245cm"><text:p/></draw:line></text:p>
      <text:p text:style-name="P7"><text:span text:style-name="T57">#include </text:span><text:span text:style-name="T42">&lt;</text:span><text:span text:style-name="T59">stdio.h</text:span><text:span text:style-name="T42">&gt;</text:span></text:p>
      <text:p text:style-name="P7"><text:span text:style-name="T56">#include </text:span><text:span text:style-name="T38">&lt;</text:span><text:span text:style-name="T58">dirent.h</text:span><text:span text:style-name="T38">&gt;</text:span></text:p>
      <text:p text:style-name="P36"><text:span text:style-name="T56">#include </text:span><text:span text:style-name="T38">&lt;</text:span><text:span text:style-name="T58">string.h</text:span><text:span text:style-name="T38">&gt;</text:span></text:p>
      <text:p text:style-name="P35"><text:span text:style-name="T56">#include </text:span><text:span text:style-name="T38">&lt;</text:span><text:span text:style-name="T58">limits.h</text:span><text:span text:style-name="T38">&gt;</text:span></text:p>
      <text:p text:style-name="P53"><text:span text:style-name="T56">#include </text:span><text:span text:style-name="T38">&lt;</text:span><text:span text:style-name="T58">stdlib.h</text:span><text:span text:style-name="T38">&gt;</text:span></text:p>
      <text:p text:style-name="P8"><draw:line text:anchor-type="paragraph" draw:z-index="1" draw:name="Фигура2" draw:style-name="gr2" draw:text-style-name="P62" svg:x1="-2.466cm" svg:y1="-0.009cm" svg:x2="19.004cm" svg:y2="-0.009cm"><text:p/></draw:line></text:p>
      <text:p text:style-name="P18"><text:span text:style-name="T12">Подключаются соответствующие библиотеки для использования функций: </text:span><text:span text:style-name="T27">работы с вводом-выводом</text:span><text:span text:style-name="T28">, динамической памятью</text:span><text:span text:style-name="T27">, константы, работы со строками и с директориями</text:span><text:span text:style-name="T28">.</text:span></text:p>
      <text:p text:style-name="P17"/>
      <text:p text:style-name="P17"/>
      <text:h text:style-name="Heading_20_1" text:outline-level="1"><text:bookmark-start text:name="__RefHeading___Toc1717_692322312"/><text:soft-page-break/><text:span text:style-name="T2">· </text:span><text:span text:style-name="T10">Функция для обработки файл</text:span><text:span text:style-name="T11">а</text:span><text:bookmark-end text:name="__RefHeading___Toc1717_692322312"/></text:h>
      <text:p text:style-name="P10"><draw:line text:anchor-type="paragraph" draw:z-index="2" draw:name="Фигура2" draw:style-name="gr3" draw:text-style-name="P62" svg:x1="-2.242cm" svg:y1="0.208cm" svg:x2="19.475cm" svg:y2="0.208cm"><text:p/></draw:line></text:p>
      <text:p text:style-name="P37"><text:span text:style-name="T39">int</text:span><text:span text:style-name="T45"> func_file</text:span><text:span text:style-name="T43">(</text:span><text:span text:style-name="T39">char</text:span><text:span text:style-name="T45"> </text:span><text:span text:style-name="T39">const</text:span><text:span text:style-name="T43">*</text:span><text:span text:style-name="T45"> path</text:span><text:span text:style-name="T43">,</text:span><text:span text:style-name="T45"> </text:span><text:span text:style-name="T39">char</text:span><text:span text:style-name="T45"> </text:span><text:span text:style-name="T39">const</text:span><text:span text:style-name="T43">*</text:span><text:span text:style-name="T45"> op</text:span><text:span text:style-name="T43">)</text:span><text:span text:style-name="T45"> {</text:span></text:p>
      <text:p text:style-name="P40"><text:s text:c="4"/><text:span text:style-name="T47">FILE</text:span><text:span text:style-name="T44">*</text:span><text:span text:style-name="T36"> file </text:span><text:span text:style-name="T44">=</text:span><text:span text:style-name="T36"> </text:span><text:span text:style-name="T47">fopen</text:span><text:span text:style-name="T44">(</text:span><text:span text:style-name="T36">path</text:span><text:span text:style-name="T44">,</text:span><text:span text:style-name="T36"> </text:span><text:span text:style-name="T41">"</text:span><text:span text:style-name="T50">r</text:span><text:span text:style-name="T41">"</text:span><text:span text:style-name="T44">)</text:span><text:span text:style-name="T46">;</text:span></text:p>
      <text:p text:style-name="P40"><text:s text:c="4"/><text:span text:style-name="T40">if</text:span><text:span text:style-name="T36"> </text:span><text:span text:style-name="T44">(</text:span><text:span text:style-name="T36">file</text:span><text:span text:style-name="T44">)</text:span><text:span text:style-name="T36"> </text:span><text:span text:style-name="T46">{</text:span></text:p>
      <text:p text:style-name="P40"><text:s text:c="8"/><text:span text:style-name="T40">int</text:span><text:span text:style-name="T36"> res</text:span><text:span text:style-name="T46">;</text:span></text:p>
      <text:p text:style-name="P40"><text:s text:c="8"/><text:span text:style-name="T40">int</text:span><text:span text:style-name="T36"> number</text:span><text:span text:style-name="T46">;</text:span></text:p>
      <text:p text:style-name="P42"/>
      <text:p text:style-name="P40"><text:s text:c="8"/><text:span text:style-name="T40">if</text:span><text:span text:style-name="T36"> </text:span><text:span text:style-name="T44">(</text:span><text:span text:style-name="T47">strcmp</text:span><text:span text:style-name="T44">(</text:span><text:span text:style-name="T36">op</text:span><text:span text:style-name="T44">,</text:span><text:span text:style-name="T36"> </text:span><text:span text:style-name="T41">"</text:span><text:span text:style-name="T50">add</text:span><text:span text:style-name="T41">"</text:span><text:span text:style-name="T44">)</text:span><text:span text:style-name="T36"> </text:span><text:span text:style-name="T44">==</text:span><text:span text:style-name="T36"> </text:span><text:span text:style-name="T48">0</text:span><text:span text:style-name="T44">)</text:span><text:span text:style-name="T36"> </text:span><text:span text:style-name="T46">{</text:span></text:p>
      <text:p text:style-name="P40"><text:s text:c="12"/><text:span text:style-name="T36">res </text:span><text:span text:style-name="T44">=</text:span><text:span text:style-name="T36"> </text:span><text:span text:style-name="T48">0</text:span><text:span text:style-name="T46">;</text:span></text:p>
      <text:p text:style-name="P40"><text:s text:c="12"/><text:span text:style-name="T40">while</text:span><text:span text:style-name="T36"> </text:span><text:span text:style-name="T44">(</text:span><text:span text:style-name="T47">fscanf</text:span><text:span text:style-name="T44">(</text:span><text:span text:style-name="T36">file</text:span><text:span text:style-name="T44">,</text:span><text:span text:style-name="T36"> </text:span><text:span text:style-name="T41">"</text:span><text:span text:style-name="T49">%d</text:span><text:span text:style-name="T41">"</text:span><text:span text:style-name="T44">,</text:span><text:span text:style-name="T36"> </text:span><text:span text:style-name="T44">&amp;</text:span><text:span text:style-name="T36">number</text:span><text:span text:style-name="T44">)</text:span><text:span text:style-name="T36"> </text:span><text:span text:style-name="T44">==</text:span><text:span text:style-name="T36"> </text:span><text:span text:style-name="T48">1</text:span><text:span text:style-name="T44">)</text:span><text:span text:style-name="T36"> </text:span><text:span text:style-name="T46">{</text:span></text:p>
      <text:p text:style-name="P40"><text:s text:c="16"/><text:span text:style-name="T36">res </text:span><text:span text:style-name="T44">+=</text:span><text:span text:style-name="T36"> number</text:span><text:span text:style-name="T46">;</text:span></text:p>
      <text:p text:style-name="P40"><text:s text:c="12"/><text:span text:style-name="T46">}</text:span></text:p>
      <text:p text:style-name="P42"/>
      <text:p text:style-name="P40"><text:s text:c="12"/><text:span text:style-name="T40">return</text:span><text:span text:style-name="T36"> res</text:span><text:span text:style-name="T46">;</text:span></text:p>
      <text:p text:style-name="P40"><text:s text:c="8"/><text:span text:style-name="T46">}</text:span><text:span text:style-name="T36"> </text:span><text:span text:style-name="T40">else</text:span><text:span text:style-name="T36"> </text:span><text:span text:style-name="T40">if</text:span><text:span text:style-name="T36"> </text:span><text:span text:style-name="T44">(</text:span><text:span text:style-name="T47">strcmp</text:span><text:span text:style-name="T44">(</text:span><text:span text:style-name="T36">op</text:span><text:span text:style-name="T44">,</text:span><text:span text:style-name="T36"> </text:span><text:span text:style-name="T41">"</text:span><text:span text:style-name="T50">mul</text:span><text:span text:style-name="T41">"</text:span><text:span text:style-name="T44">)</text:span><text:span text:style-name="T36"> </text:span><text:span text:style-name="T44">==</text:span><text:span text:style-name="T36"> </text:span><text:span text:style-name="T48">0</text:span><text:span text:style-name="T44">)</text:span><text:span text:style-name="T36"> </text:span><text:span text:style-name="T46">{</text:span></text:p>
      <text:p text:style-name="P40"><text:s text:c="12"/><text:span text:style-name="T36">res </text:span><text:span text:style-name="T44">=</text:span><text:span text:style-name="T36"> </text:span><text:span text:style-name="T48">1</text:span><text:span text:style-name="T46">;</text:span></text:p>
      <text:p text:style-name="P40"><text:s text:c="12"/><text:span text:style-name="T40">while</text:span><text:span text:style-name="T36"> </text:span><text:span text:style-name="T44">(</text:span><text:span text:style-name="T47">fscanf</text:span><text:span text:style-name="T44">(</text:span><text:span text:style-name="T36">file</text:span><text:span text:style-name="T44">,</text:span><text:span text:style-name="T36"> </text:span><text:span text:style-name="T41">"</text:span><text:span text:style-name="T49">%d</text:span><text:span text:style-name="T41">"</text:span><text:span text:style-name="T44">,</text:span><text:span text:style-name="T36"> </text:span><text:span text:style-name="T44">&amp;</text:span><text:span text:style-name="T36">number</text:span><text:span text:style-name="T44">)</text:span><text:span text:style-name="T36"> </text:span><text:span text:style-name="T44">==</text:span><text:span text:style-name="T36"> </text:span><text:span text:style-name="T48">1</text:span><text:span text:style-name="T44">)</text:span><text:span text:style-name="T36"> </text:span><text:span text:style-name="T46">{</text:span></text:p>
      <text:p text:style-name="P40"><text:s text:c="16"/><text:span text:style-name="T36">res </text:span><text:span text:style-name="T44">*=</text:span><text:span text:style-name="T36"> number</text:span><text:span text:style-name="T46">;</text:span></text:p>
      <text:p text:style-name="P40"><text:s text:c="12"/><text:span text:style-name="T46">}</text:span></text:p>
      <text:p text:style-name="P40"><text:s text:c="12"/><text:span text:style-name="T47">printf</text:span><text:span text:style-name="T44">(</text:span><text:span text:style-name="T41">"</text:span><text:span text:style-name="T50">func_file: res: </text:span><text:span text:style-name="T49">%d</text:span><text:span text:style-name="T51">\n</text:span><text:span text:style-name="T41">"</text:span><text:span text:style-name="T44">,</text:span><text:span text:style-name="T36"> res</text:span><text:span text:style-name="T44">)</text:span><text:span text:style-name="T46">;</text:span></text:p>
      <text:p text:style-name="P40"><text:s text:c="12"/><text:span text:style-name="T40">return</text:span><text:span text:style-name="T36"> res</text:span><text:span text:style-name="T46">;</text:span></text:p>
      <text:p text:style-name="P40"><text:s text:c="8"/><text:span text:style-name="T46">}</text:span></text:p>
      <text:p text:style-name="P40"><text:s text:c="4"/><text:span text:style-name="T46">}</text:span></text:p>
      <text:p text:style-name="P54">}</text:p>
      <text:p text:style-name="P49"><draw:line text:anchor-type="paragraph" draw:z-index="3" draw:name="Фигура2" draw:style-name="gr4" draw:text-style-name="P62" svg:x1="-2.291cm" svg:y1="-0.058cm" svg:x2="19.094cm" svg:y2="-0.058cm"><text:p/></draw:line><text:span text:style-name="T16">path</text:span><text:span text:style-name="T20"> –</text:span><text:span text:style-name="T14"> </text:span><text:span text:style-name="T16">путь к файлу</text:span><text:span text:style-name="T15">.</text:span></text:p>
      <text:p text:style-name="P50"><text:span text:style-name="T26">op</text:span><text:span text:style-name="T25"> – </text:span><text:span text:style-name="T26">операция, применяемая к чиcлам в файле</text:span><text:span text:style-name="T25">.<text:line-break/> <text:tab/></text:span><text:span text:style-name="T26">Если файл открылся:<text:line-break/><text:tab/><text:tab/><text:tab/>объявляется две переменные: res – результат, number – текущее число.<text:line-break/><text:tab/><text:tab/><text:tab/>В зависимости от операции считается результат, считывая числа из файла.</text:span></text:p>
      <text:p text:style-name="P51"/>
      <text:p text:style-name="P51"><text:line-break/><text:line-break/><text:line-break/><text:line-break/><text:line-break/><text:line-break/><text:line-break/><text:line-break/><text:line-break/><text:line-break/><text:line-break/><text:line-break/></text:p>
      <text:h text:style-name="P47" text:outline-level="1"><text:bookmark-start text:name="__RefHeading___Toc1719_692322312"/><text:soft-page-break/><text:span text:style-name="T2">· </text:span><text:span text:style-name="T23">Функция для обработки директории</text:span><text:bookmark-end text:name="__RefHeading___Toc1719_692322312"/></text:h>
      <text:p text:style-name="P12"><draw:line text:anchor-type="paragraph" draw:z-index="4" draw:name="Фигура2" draw:style-name="gr5" draw:text-style-name="P62" svg:x1="-1.466cm" svg:y1="0.351cm" svg:x2="19.493cm" svg:y2="0.351cm"><text:p/></draw:line></text:p>
      <text:p text:style-name="P38"><text:span text:style-name="T39">int</text:span><text:span text:style-name="T45"> func</text:span><text:span text:style-name="T43">(</text:span><text:span text:style-name="T39">char</text:span><text:span text:style-name="T45"> </text:span><text:span text:style-name="T39">const</text:span><text:span text:style-name="T43">*</text:span><text:span text:style-name="T45"> path</text:span><text:span text:style-name="T43">,</text:span><text:span text:style-name="T45"> </text:span><text:span text:style-name="T39">char</text:span><text:span text:style-name="T45"> </text:span><text:span text:style-name="T39">const</text:span><text:span text:style-name="T43">*</text:span><text:span text:style-name="T45"> op</text:span><text:span text:style-name="T43">)</text:span><text:span text:style-name="T45"> {</text:span></text:p>
      <text:p text:style-name="P40"><text:s text:c="4"/><text:span text:style-name="T36">DIR</text:span><text:span text:style-name="T44">*</text:span><text:span text:style-name="T36"> dir </text:span><text:span text:style-name="T44">=</text:span><text:span text:style-name="T36"> opendir</text:span><text:span text:style-name="T44">(</text:span><text:span text:style-name="T36">path</text:span><text:span text:style-name="T44">)</text:span><text:span text:style-name="T46">;</text:span></text:p>
      <text:p text:style-name="P40"><text:s text:c="4"/><text:span text:style-name="T40">if</text:span><text:span text:style-name="T36"> </text:span><text:span text:style-name="T44">(</text:span><text:span text:style-name="T36">dir</text:span><text:span text:style-name="T44">)</text:span><text:span text:style-name="T36"> </text:span><text:span text:style-name="T46">{</text:span></text:p>
      <text:p text:style-name="P40"><text:s text:c="8"/><text:span text:style-name="T40">char</text:span><text:span text:style-name="T36"> local_path</text:span><text:span text:style-name="T44">[</text:span><text:span text:style-name="T36">PATH_MAX </text:span><text:span text:style-name="T44">+</text:span><text:span text:style-name="T36"> </text:span><text:span text:style-name="T48">1</text:span><text:span text:style-name="T44">]</text:span><text:span text:style-name="T46">;</text:span></text:p>
      <text:p text:style-name="P40"><text:s text:c="8"/><text:span text:style-name="T47">strcpy</text:span><text:span text:style-name="T44">(</text:span><text:span text:style-name="T36">local_path</text:span><text:span text:style-name="T44">,</text:span><text:span text:style-name="T36"> path</text:span><text:span text:style-name="T44">)</text:span><text:span text:style-name="T46">;</text:span></text:p>
      <text:p text:style-name="P42"><text:span text:style-name="T21"><text:s text:c="8"/></text:span><text:span text:style-name="T29">strcat</text:span><text:span text:style-name="T30">(</text:span><text:span text:style-name="T22">local_path</text:span><text:span text:style-name="T30">,</text:span><text:span text:style-name="T22"> </text:span><text:span text:style-name="T31">"</text:span><text:span text:style-name="T34">/</text:span><text:span text:style-name="T31">"</text:span><text:span text:style-name="T30">)</text:span><text:span text:style-name="T33">;</text:span></text:p>
      <text:p text:style-name="P41"/>
      <text:p text:style-name="P42"><text:span text:style-name="T21"><text:s text:c="8"/></text:span><text:span text:style-name="T32">char</text:span><text:span text:style-name="T22"> dirent_path</text:span><text:span text:style-name="T30">[</text:span><text:span text:style-name="T22">PATH_MAX </text:span><text:span text:style-name="T30">+</text:span><text:span text:style-name="T22"> </text:span><text:span text:style-name="T35">1</text:span><text:span text:style-name="T30">]</text:span><text:span text:style-name="T33">;</text:span></text:p>
      <text:p text:style-name="P41"/>
      <text:p text:style-name="P40"><text:s text:c="8"/><text:span text:style-name="T40">struct</text:span><text:span text:style-name="T36"> dirent</text:span><text:span text:style-name="T44">*</text:span><text:span text:style-name="T36"> dirent</text:span><text:span text:style-name="T46">;</text:span></text:p>
      <text:p text:style-name="P40"><text:s text:c="8"/><text:span text:style-name="T40">int</text:span><text:span text:style-name="T36"> res </text:span><text:span text:style-name="T44">=</text:span><text:span text:style-name="T36"> </text:span><text:span text:style-name="T44">(</text:span><text:span text:style-name="T47">strcmp</text:span><text:span text:style-name="T44">(</text:span><text:span text:style-name="T36">op</text:span><text:span text:style-name="T44">,</text:span><text:span text:style-name="T36"> </text:span><text:span text:style-name="T41">"</text:span><text:span text:style-name="T50">add</text:span><text:span text:style-name="T41">"</text:span><text:span text:style-name="T44">)</text:span><text:span text:style-name="T36"> </text:span><text:span text:style-name="T44">==</text:span><text:span text:style-name="T36"> </text:span><text:span text:style-name="T48">0</text:span><text:span text:style-name="T44">)</text:span><text:span text:style-name="T36"> </text:span><text:span text:style-name="T46">?</text:span><text:span text:style-name="T36"> </text:span><text:span text:style-name="T48">0</text:span><text:span text:style-name="T36"> </text:span><text:span text:style-name="T46">:</text:span><text:span text:style-name="T36"> </text:span><text:span text:style-name="T48">1</text:span><text:span text:style-name="T46">;</text:span></text:p>
      <text:p text:style-name="P40"><text:s text:c="8"/><text:span text:style-name="T40">if</text:span><text:span text:style-name="T36"> </text:span><text:span text:style-name="T44">(</text:span><text:span text:style-name="T36">res </text:span><text:span text:style-name="T44">==</text:span><text:span text:style-name="T36"> </text:span><text:span text:style-name="T48">0</text:span><text:span text:style-name="T44">)</text:span><text:span text:style-name="T36"> </text:span><text:span text:style-name="T46">{</text:span><text:span text:style-name="T36"> <text:s text:c="3"/></text:span></text:p>
      <text:p text:style-name="P40"><text:s text:c="12"/><text:span text:style-name="T40">while</text:span><text:span text:style-name="T36"> </text:span><text:span text:style-name="T44">(</text:span><text:span text:style-name="T36">dirent </text:span><text:span text:style-name="T44">=</text:span><text:span text:style-name="T36"> readdir</text:span><text:span text:style-name="T44">(</text:span><text:span text:style-name="T36">dir</text:span><text:span text:style-name="T44">))</text:span><text:span text:style-name="T36"> </text:span><text:span text:style-name="T46">{</text:span></text:p>
      <text:p text:style-name="P40"><text:s text:c="16"/><text:span text:style-name="T40">if</text:span><text:span text:style-name="T36"> </text:span><text:span text:style-name="T44">(</text:span><text:span text:style-name="T47">strcmp</text:span><text:span text:style-name="T44">(</text:span><text:span text:style-name="T36">dirent</text:span><text:span text:style-name="T44">-&gt;</text:span><text:span text:style-name="T36">d_name</text:span><text:span text:style-name="T44">,</text:span><text:span text:style-name="T36"> </text:span><text:span text:style-name="T41">"</text:span><text:span text:style-name="T50">.</text:span><text:span text:style-name="T41">"</text:span><text:span text:style-name="T44">)</text:span><text:span text:style-name="T36"> </text:span><text:span text:style-name="T44">!=</text:span><text:span text:style-name="T36"> </text:span><text:span text:style-name="T48">0</text:span><text:span text:style-name="T36"> </text:span><text:span text:style-name="T44">&amp;&amp;</text:span><text:span text:style-name="T36"> </text:span><text:span text:style-name="T47">strcmp</text:span><text:span text:style-name="T44">(</text:span><text:span text:style-name="T36">dirent</text:span><text:span text:style-name="T44">-&gt;</text:span><text:span text:style-name="T36">d_name</text:span><text:span text:style-name="T44">,</text:span><text:span text:style-name="T36"> </text:span><text:span text:style-name="T41">"</text:span><text:span text:style-name="T50">..</text:span><text:span text:style-name="T41">"</text:span><text:span text:style-name="T44">)</text:span><text:span text:style-name="T36"> </text:span><text:span text:style-name="T44">!=</text:span><text:span text:style-name="T36"> </text:span><text:span text:style-name="T48">0</text:span><text:span text:style-name="T44">)</text:span><text:span text:style-name="T36"> </text:span><text:span text:style-name="T46">{</text:span><text:span text:style-name="T36"> <text:s text:c="2"/></text:span></text:p>
      <text:p text:style-name="P40"><text:s text:c="20"/><text:span text:style-name="T47">strcpy</text:span><text:span text:style-name="T44">(</text:span><text:span text:style-name="T36">dirent_path</text:span><text:span text:style-name="T44">,</text:span><text:span text:style-name="T36"> local_path</text:span><text:span text:style-name="T44">)</text:span><text:span text:style-name="T46">;</text:span></text:p>
      <text:p text:style-name="P42"><text:span text:style-name="T21"><text:s text:c="20"/></text:span><text:span text:style-name="T29">strcat</text:span><text:span text:style-name="T30">(</text:span><text:span text:style-name="T22">dirent_path</text:span><text:span text:style-name="T30">,</text:span><text:span text:style-name="T22"> dirent</text:span><text:span text:style-name="T30">-&gt;</text:span><text:span text:style-name="T22">d_name</text:span><text:span text:style-name="T30">)</text:span><text:span text:style-name="T33">;</text:span></text:p>
      <text:p text:style-name="P40"><text:s text:c="20"/><text:span text:style-name="T40">if</text:span><text:span text:style-name="T36"> </text:span><text:span text:style-name="T44">(</text:span><text:span text:style-name="T36">dirent</text:span><text:span text:style-name="T44">-&gt;</text:span><text:span text:style-name="T36">d_type </text:span><text:span text:style-name="T44">==</text:span><text:span text:style-name="T36"> DT_REG</text:span><text:span text:style-name="T44">)</text:span><text:span text:style-name="T36"> </text:span><text:span text:style-name="T46">{</text:span></text:p>
      <text:p text:style-name="P40"><text:s text:c="24"/><text:span text:style-name="T36">res </text:span><text:span text:style-name="T44">+=</text:span><text:span text:style-name="T36"> func_file</text:span><text:span text:style-name="T44">(</text:span><text:span text:style-name="T36">dirent_path</text:span><text:span text:style-name="T44">,</text:span><text:span text:style-name="T36"> </text:span><text:span text:style-name="T41">"</text:span><text:span text:style-name="T50">add</text:span><text:span text:style-name="T41">"</text:span><text:span text:style-name="T44">)</text:span><text:span text:style-name="T46">;</text:span></text:p>
      <text:p text:style-name="P40"><text:s text:c="20"/><text:span text:style-name="T46">}</text:span><text:span text:style-name="T36"> </text:span><text:span text:style-name="T40">else</text:span><text:span text:style-name="T36"> </text:span><text:span text:style-name="T46">{</text:span></text:p>
      <text:p text:style-name="P40"><text:s text:c="24"/><text:span text:style-name="T36">res </text:span><text:span text:style-name="T44">+=</text:span><text:span text:style-name="T36"> func</text:span><text:span text:style-name="T44">(</text:span><text:span text:style-name="T36">dirent_path</text:span><text:span text:style-name="T44">,</text:span><text:span text:style-name="T36"> dirent</text:span><text:span text:style-name="T44">-&gt;</text:span><text:span text:style-name="T36">d_name</text:span><text:span text:style-name="T44">)</text:span><text:span text:style-name="T46">;</text:span></text:p>
      <text:p text:style-name="P40"><text:s text:c="20"/><text:span text:style-name="T46">}</text:span></text:p>
      <text:p text:style-name="P40"><text:s text:c="16"/><text:span text:style-name="T46">}</text:span></text:p>
      <text:p text:style-name="P40"><text:s text:c="12"/><text:span text:style-name="T46">}</text:span></text:p>
      <text:p text:style-name="P40"><text:s text:c="8"/><text:span text:style-name="T46">}</text:span><text:span text:style-name="T36"> </text:span><text:span text:style-name="T40">else</text:span><text:span text:style-name="T36"> </text:span><text:span text:style-name="T46">{</text:span></text:p>
      <text:p text:style-name="P40"><text:s text:c="12"/><text:span text:style-name="T40">while</text:span><text:span text:style-name="T36"> </text:span><text:span text:style-name="T44">(</text:span><text:span text:style-name="T36">dirent </text:span><text:span text:style-name="T44">=</text:span><text:span text:style-name="T36"> readdir</text:span><text:span text:style-name="T44">(</text:span><text:span text:style-name="T36">dir</text:span><text:span text:style-name="T44">))</text:span><text:span text:style-name="T36"> </text:span><text:span text:style-name="T46">{</text:span></text:p>
      <text:p text:style-name="P40"><text:s text:c="16"/><text:span text:style-name="T40">if</text:span><text:span text:style-name="T36"> </text:span><text:span text:style-name="T44">(</text:span><text:span text:style-name="T47">strcmp</text:span><text:span text:style-name="T44">(</text:span><text:span text:style-name="T36">dirent</text:span><text:span text:style-name="T44">-&gt;</text:span><text:span text:style-name="T36">d_name</text:span><text:span text:style-name="T44">,</text:span><text:span text:style-name="T36"> </text:span><text:span text:style-name="T41">"</text:span><text:span text:style-name="T50">.</text:span><text:span text:style-name="T41">"</text:span><text:span text:style-name="T44">)</text:span><text:span text:style-name="T36"> </text:span><text:span text:style-name="T44">!=</text:span><text:span text:style-name="T36"> </text:span><text:span text:style-name="T48">0</text:span><text:span text:style-name="T36"> </text:span><text:span text:style-name="T44">&amp;&amp;</text:span><text:span text:style-name="T36"> </text:span><text:span text:style-name="T47">strcmp</text:span><text:span text:style-name="T44">(</text:span><text:span text:style-name="T36">dirent</text:span><text:span text:style-name="T44">-&gt;</text:span><text:span text:style-name="T36">d_name</text:span><text:span text:style-name="T44">,</text:span><text:span text:style-name="T36"> </text:span><text:span text:style-name="T41">"</text:span><text:span text:style-name="T50">..</text:span><text:span text:style-name="T41">"</text:span><text:span text:style-name="T44">)</text:span><text:span text:style-name="T36"> </text:span><text:span text:style-name="T44">!=</text:span><text:span text:style-name="T36"> </text:span><text:span text:style-name="T48">0</text:span><text:span text:style-name="T44">)</text:span><text:span text:style-name="T36"> </text:span><text:span text:style-name="T46">{</text:span></text:p>
      <text:p text:style-name="P40"><text:s text:c="20"/><text:span text:style-name="T47">strcpy</text:span><text:span text:style-name="T44">(</text:span><text:span text:style-name="T36">dirent_path</text:span><text:span text:style-name="T44">,</text:span><text:span text:style-name="T36"> local_path</text:span><text:span text:style-name="T44">)</text:span><text:span text:style-name="T46">;</text:span></text:p>
      <text:p text:style-name="P40"><text:s text:c="20"/><text:span text:style-name="T47">strcat</text:span><text:span text:style-name="T44">(</text:span><text:span text:style-name="T36">dirent_path</text:span><text:span text:style-name="T44">,</text:span><text:span text:style-name="T36"> dirent</text:span><text:span text:style-name="T44">-&gt;</text:span><text:span text:style-name="T36">d_name</text:span><text:span text:style-name="T44">)</text:span><text:span text:style-name="T46">;</text:span></text:p>
      <text:p text:style-name="P40"><text:s text:c="20"/><text:span text:style-name="T40">if</text:span><text:span text:style-name="T36"> </text:span><text:span text:style-name="T44">(</text:span><text:span text:style-name="T36">dirent</text:span><text:span text:style-name="T44">-&gt;</text:span><text:span text:style-name="T36">d_type </text:span><text:span text:style-name="T44">==</text:span><text:span text:style-name="T36"> DT_REG</text:span><text:span text:style-name="T44">)</text:span><text:span text:style-name="T36"> </text:span><text:span text:style-name="T46">{</text:span></text:p>
      <text:p text:style-name="P40"><text:s text:c="24"/><text:span text:style-name="T36">res </text:span><text:span text:style-name="T44">*=</text:span><text:span text:style-name="T36"> func_file</text:span><text:span text:style-name="T44">(</text:span><text:span text:style-name="T36">dirent_path</text:span><text:span text:style-name="T44">,</text:span><text:span text:style-name="T36"> </text:span><text:span text:style-name="T41">"</text:span><text:span text:style-name="T50">mul</text:span><text:span text:style-name="T41">"</text:span><text:span text:style-name="T44">)</text:span><text:span text:style-name="T46">;</text:span></text:p>
      <text:p text:style-name="P40"><text:s text:c="20"/><text:span text:style-name="T46">}</text:span><text:span text:style-name="T36"> </text:span><text:span text:style-name="T40">else</text:span><text:span text:style-name="T36"> </text:span><text:span text:style-name="T46">{</text:span></text:p>
      <text:p text:style-name="P40"><text:s text:c="24"/><text:span text:style-name="T36">res </text:span><text:span text:style-name="T44">*=</text:span><text:span text:style-name="T36"> func</text:span><text:span text:style-name="T44">(</text:span><text:span text:style-name="T36">dirent_path</text:span><text:span text:style-name="T44">,</text:span><text:span text:style-name="T36"> dirent</text:span><text:span text:style-name="T44">-&gt;</text:span><text:span text:style-name="T36">d_name</text:span><text:span text:style-name="T44">)</text:span><text:span text:style-name="T46">;</text:span></text:p>
      <text:p text:style-name="P40"><text:s text:c="20"/><text:span text:style-name="T46">}</text:span></text:p>
      <text:p text:style-name="P40"><text:s text:c="16"/><text:span text:style-name="T46">}</text:span></text:p>
      <text:p text:style-name="P40"><text:s text:c="12"/><text:span text:style-name="T46">}</text:span></text:p>
      <text:p text:style-name="P42"><text:span text:style-name="T21"><text:s text:c="8"/></text:span><text:span text:style-name="T33">}</text:span></text:p>
      <text:p text:style-name="P41"/>
      <text:p text:style-name="P40"><text:s text:c="8"/><text:span text:style-name="T40">return</text:span><text:span text:style-name="T36"> res</text:span><text:span text:style-name="T46">;</text:span></text:p>
      <text:p text:style-name="P40"><text:s text:c="4"/><text:span text:style-name="T46">}</text:span><text:span text:style-name="T36"> </text:span><text:span text:style-name="T40">else</text:span><text:span text:style-name="T36"> </text:span><text:span text:style-name="T46">{</text:span></text:p>
      <text:p text:style-name="P40"><text:s text:c="8"/><text:span text:style-name="T40">return</text:span><text:span text:style-name="T36"> </text:span><text:span text:style-name="T48">0</text:span><text:span text:style-name="T46">;</text:span></text:p>
      <text:p text:style-name="P40"><text:s text:c="4"/><text:span text:style-name="T46">}</text:span><text:span text:style-name="T36"> </text:span></text:p>
      <text:p text:style-name="P54"><draw:line text:anchor-type="paragraph" draw:z-index="7" draw:name="Фигура2" draw:style-name="gr2" draw:text-style-name="P62" svg:x1="-2.136cm" svg:y1="0.852cm" svg:x2="19.916cm" svg:y2="0.852cm"><text:p/></draw:line>}</text:p>
      <text:p text:style-name="P11">dir — директория, путь к которой передан в функцию,</text:p>
      <text:p text:style-name="P11">Если директория открылась:<text:line-break/><text:tab/>Создается local_path для дальнейшего удобства (конкатенирование данного пути с названием текущего dirent.<text:line-break/><text:tab/>Инициализируется переменная res: если операция добавления — 0, умножения — 1.</text:p>
      <text:p text:style-name="P11"><text:soft-page-break/><text:tab/>Далее, пока не будет достигнут конец директории результат readdir записывается в dirent.<text:line-break/><text:tab/><text:span text:style-name="T60">Затем в зависимости от того является ли очередной элемент директорией или файлом вызываются соответствующие функции (для директории или для файла). В функцию передается путь, созданный раннее путем конкатенации заготовленного раннее local_path и dirent→d_name. <text:line-break/><text:tab/>Когда все содержимое директории будет пройдено функции вернет вычисленные res.</text:span></text:p>
      <text:h text:style-name="P47" text:outline-level="1"><text:bookmark-start text:name="__RefHeading___Toc1721_692322312"/><text:span text:style-name="T13">· </text:span><text:span text:style-name="T24">main</text:span><text:bookmark-end text:name="__RefHeading___Toc1721_692322312"/></text:h>
      <text:p text:style-name="P14"><draw:line text:anchor-type="paragraph" draw:z-index="5" draw:name="Фигура2" draw:style-name="gr3" draw:text-style-name="P62" svg:x1="-2.175cm" svg:y1="0.305cm" svg:x2="19.912cm" svg:y2="0.305cm"><text:p/></draw:line></text:p>
      <text:p text:style-name="P39"><text:span text:style-name="T39">int</text:span><text:span text:style-name="T45"> </text:span><text:span text:style-name="T61">main</text:span><text:span text:style-name="T43">()</text:span><text:span text:style-name="T45"> {</text:span></text:p>
      <text:p text:style-name="P40"><text:s text:c="4"/><text:span text:style-name="T36">DIR</text:span><text:span text:style-name="T44">*</text:span><text:span text:style-name="T36"> dir </text:span><text:span text:style-name="T44">=</text:span><text:span text:style-name="T36"> opendir</text:span><text:span text:style-name="T44">(</text:span><text:span text:style-name="T41">"</text:span><text:span text:style-name="T50">tmp</text:span><text:span text:style-name="T41">"</text:span><text:span text:style-name="T44">)</text:span><text:span text:style-name="T46">;</text:span></text:p>
      <text:p text:style-name="P40"><text:s text:c="4"/><text:span text:style-name="T40">struct</text:span><text:span text:style-name="T36"> dirent</text:span><text:span text:style-name="T44">*</text:span><text:span text:style-name="T36"> dirent</text:span><text:span text:style-name="T46">;</text:span></text:p>
      <text:p text:style-name="P40"><text:s text:c="4"/><text:span text:style-name="T40">while</text:span><text:span text:style-name="T36"> </text:span><text:span text:style-name="T44">(</text:span><text:span text:style-name="T36">dirent </text:span><text:span text:style-name="T44">=</text:span><text:span text:style-name="T36"> readdir</text:span><text:span text:style-name="T44">(</text:span><text:span text:style-name="T36">dir</text:span><text:span text:style-name="T44">))</text:span><text:span text:style-name="T36"> </text:span><text:span text:style-name="T46">{</text:span></text:p>
      <text:p text:style-name="P40"><text:s text:c="8"/><text:span text:style-name="T40">if</text:span><text:span text:style-name="T36"> </text:span><text:span text:style-name="T44">(</text:span><text:span text:style-name="T47">strcmp</text:span><text:span text:style-name="T44">(</text:span><text:span text:style-name="T36">dirent</text:span><text:span text:style-name="T44">-&gt;</text:span><text:span text:style-name="T36">d_name</text:span><text:span text:style-name="T44">,</text:span><text:span text:style-name="T36"> </text:span><text:span text:style-name="T41">"</text:span><text:span text:style-name="T50">.</text:span><text:span text:style-name="T41">"</text:span><text:span text:style-name="T44">)</text:span><text:span text:style-name="T36"> </text:span><text:span text:style-name="T44">!=</text:span><text:span text:style-name="T36"> </text:span><text:span text:style-name="T48">0</text:span><text:span text:style-name="T36"> </text:span><text:span text:style-name="T44">&amp;&amp;</text:span><text:span text:style-name="T36"> </text:span><text:span text:style-name="T47">strcmp</text:span><text:span text:style-name="T44">(</text:span><text:span text:style-name="T36">dirent</text:span><text:span text:style-name="T44">-&gt;</text:span><text:span text:style-name="T36">d_name</text:span><text:span text:style-name="T44">,</text:span><text:span text:style-name="T36"> </text:span><text:span text:style-name="T41">"</text:span><text:span text:style-name="T50">..</text:span><text:span text:style-name="T41">"</text:span><text:span text:style-name="T44">)</text:span><text:span text:style-name="T36"> </text:span><text:span text:style-name="T44">!=</text:span><text:span text:style-name="T36"> </text:span><text:span text:style-name="T48">0</text:span><text:span text:style-name="T44">)</text:span><text:span text:style-name="T36"> </text:span><text:span text:style-name="T46">{</text:span></text:p>
      <text:p text:style-name="P40"><text:s text:c="12"/><text:span text:style-name="T40">char</text:span><text:span text:style-name="T36"> path</text:span><text:span text:style-name="T44">[</text:span><text:span text:style-name="T36">PATH_MAX </text:span><text:span text:style-name="T44">+</text:span><text:span text:style-name="T36"> </text:span><text:span text:style-name="T48">1</text:span><text:span text:style-name="T44">]</text:span><text:span text:style-name="T36"> </text:span><text:span text:style-name="T44">=</text:span><text:span text:style-name="T36"> </text:span><text:span text:style-name="T41">"</text:span><text:span text:style-name="T50">tmp</text:span><text:span text:style-name="T41">"</text:span><text:span text:style-name="T46">;</text:span></text:p>
      <text:p text:style-name="P40"><text:s text:c="12"/><text:span text:style-name="T47">strcat</text:span><text:span text:style-name="T44">(</text:span><text:span text:style-name="T36">path</text:span><text:span text:style-name="T44">,</text:span><text:span text:style-name="T36"> </text:span><text:span text:style-name="T41">"</text:span><text:span text:style-name="T50">/</text:span><text:span text:style-name="T41">"</text:span><text:span text:style-name="T44">)</text:span><text:span text:style-name="T46">;</text:span><text:span text:style-name="T36"> <text:s/></text:span></text:p>
      <text:p text:style-name="P40"><text:s text:c="12"/><text:span text:style-name="T47">strcat</text:span><text:span text:style-name="T44">(</text:span><text:span text:style-name="T36">path</text:span><text:span text:style-name="T44">,</text:span><text:span text:style-name="T36"> dirent</text:span><text:span text:style-name="T44">-&gt;</text:span><text:span text:style-name="T36">d_name</text:span><text:span text:style-name="T44">)</text:span><text:span text:style-name="T46">;</text:span></text:p>
      <text:p text:style-name="P42"/>
      <text:p text:style-name="P40"><text:s text:c="12"/><text:span text:style-name="T47">FILE</text:span><text:span text:style-name="T44">*</text:span><text:span text:style-name="T36"> result </text:span><text:span text:style-name="T44">=</text:span><text:span text:style-name="T36"> </text:span><text:span text:style-name="T47">fopen</text:span><text:span text:style-name="T44">(</text:span><text:span text:style-name="T41">"</text:span><text:span text:style-name="T50">result.txt</text:span><text:span text:style-name="T41">"</text:span><text:span text:style-name="T44">,</text:span><text:span text:style-name="T36"> </text:span><text:span text:style-name="T41">"</text:span><text:span text:style-name="T50">w</text:span><text:span text:style-name="T41">"</text:span><text:span text:style-name="T44">)</text:span><text:span text:style-name="T46">;</text:span><text:span text:style-name="T36"> </text:span></text:p>
      <text:p text:style-name="P40"><text:s text:c="12"/><text:span text:style-name="T47">fprintf</text:span><text:span text:style-name="T44">(</text:span><text:span text:style-name="T36">result</text:span><text:span text:style-name="T44">,</text:span><text:span text:style-name="T36"> </text:span><text:span text:style-name="T41">"</text:span><text:span text:style-name="T49">%d</text:span><text:span text:style-name="T51">\n</text:span><text:span text:style-name="T41">"</text:span><text:span text:style-name="T44">,</text:span><text:span text:style-name="T36"> func</text:span><text:span text:style-name="T44">(</text:span><text:span text:style-name="T36">path</text:span><text:span text:style-name="T44">,</text:span><text:span text:style-name="T36"> dirent</text:span><text:span text:style-name="T44">-&gt;</text:span><text:span text:style-name="T36">d_name</text:span><text:span text:style-name="T44">))</text:span><text:span text:style-name="T46">;</text:span></text:p>
      <text:p text:style-name="P40"><text:s text:c="8"/><text:span text:style-name="T46">}</text:span></text:p>
      <text:p text:style-name="P40"><text:s text:c="4"/><text:span text:style-name="T46">}</text:span></text:p>
      <text:p text:style-name="P40"><text:s text:c="4"/></text:p>
      <text:p text:style-name="P40"><text:s text:c="4"/><text:span text:style-name="T40">return</text:span><text:span text:style-name="T36"> </text:span><text:span text:style-name="T48">0</text:span><text:span text:style-name="T46">;</text:span></text:p>
      <text:p text:style-name="P54">}</text:p>
      <text:p text:style-name="P9"><draw:line text:anchor-type="paragraph" draw:z-index="6" draw:name="Фигура2" draw:style-name="gr6" draw:text-style-name="P62" svg:x1="-1.492cm" svg:y1="-0.249cm" svg:x2="19.467cm" svg:y2="-0.249cm"><text:p/></draw:line><text:span text:style-name="T14"><text:tab/></text:span><text:span text:style-name="T17">Открывается папка tmp. Далее пока не попадется директория с нужным названием в dirent записывается значение reddir. </text:span><text:span text:style-name="T18">Когда встречается директория с нужным названием(add или mul). Ее путь конкатенирутеся с tmp. Далее в файл result записывается результат функции для обработки директорий, которой переданы: путь к первой директории и ее название (операция – что делать с содержимым данной дериктории</text:span><text:span text:style-name="T19">).</text:span></text:p>
      <text:h text:style-name="P48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5">Была написана программа <text:span text:style-name="T62">(«файлово-директорный калькулятор» :)</text:span>. При написании <text:span text:style-name="T62">были использова рекурсия и инструменты для работы с файловой системой. При компиляции и выполнении программы не возникает ошибок и предупреждений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31</meta:editing-cycles>
    <meta:print-date>2017-10-07T03:52:00</meta:print-date>
    <meta:creation-date>2017-10-07T03:53:00</meta:creation-date>
    <dc:date>2018-04-25T15:02:23.871975807</dc:date>
    <meta:editing-duration>PT2H2M23S</meta:editing-duration>
    <meta:generator>LibreOffice/5.1.6.2$Linux_X86_64 LibreOffice_project/10m0$Build-2</meta:generator>
    <meta:document-statistic meta:table-count="1" meta:image-count="0" meta:object-count="0" meta:page-count="6" meta:paragraph-count="136" meta:word-count="712" meta:character-count="5800" meta:non-whitespace-character-count="4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